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2.85cm" table:align="margins"/>
    </style:style>
    <style:style style:name="Tableau1.A" style:family="table-column">
      <style:table-column-properties style:column-width="2cm" style:rel-column-width="10201*"/>
    </style:style>
    <style:style style:name="Tableau1.B" style:family="table-column">
      <style:table-column-properties style:column-width="6.565cm" style:rel-column-width="33482*"/>
    </style:style>
    <style:style style:name="Tableau1.C" style:family="table-column">
      <style:table-column-properties style:column-width="4.284cm" style:rel-column-width="2185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2.85cm" table:align="margins"/>
    </style:style>
    <style:style style:name="Tableau2.A" style:family="table-column">
      <style:table-column-properties style:column-width="2cm" style:rel-column-width="10201*"/>
    </style:style>
    <style:style style:name="Tableau2.B" style:family="table-column">
      <style:table-column-properties style:column-width="6.565cm" style:rel-column-width="33482*"/>
    </style:style>
    <style:style style:name="Tableau2.C" style:family="table-column">
      <style:table-column-properties style:column-width="4.284cm" style:rel-column-width="2185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officeooo:rsid="0007a5d5" officeooo:paragraph-rsid="000a8bf1"/>
    </style:style>
    <style:style style:name="P2" style:family="paragraph" style:parent-style-name="Standard">
      <style:text-properties style:font-name="Liberation Mono" officeooo:rsid="000a8bf1" officeooo:paragraph-rsid="000a8bf1"/>
    </style:style>
    <style:style style:name="P3" style:family="paragraph" style:parent-style-name="Standard">
      <style:text-properties style:font-name="Liberation Serif" style:text-underline-style="solid" style:text-underline-width="auto" style:text-underline-color="font-color" officeooo:rsid="000a8bf1" officeooo:paragraph-rsid="000a8bf1"/>
    </style:style>
    <style:style style:name="P4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a8bf1" officeooo:paragraph-rsid="000a8bf1" style:font-weight-asian="bold" style:font-weight-complex="bold"/>
    </style:style>
    <style:style style:name="P5" style:family="paragraph" style:parent-style-name="Standard">
      <style:text-properties style:font-name="Liberation Serif" style:text-underline-style="none" officeooo:rsid="000878c9" officeooo:paragraph-rsid="000a8bf1"/>
    </style:style>
    <style:style style:name="P6" style:family="paragraph" style:parent-style-name="Standard">
      <style:text-properties style:font-name="Liberation Serif" style:text-underline-style="none" officeooo:rsid="000a8bf1" officeooo:paragraph-rsid="000a8bf1"/>
    </style:style>
    <style:style style:name="P7" style:family="paragraph" style:parent-style-name="Standard">
      <style:text-properties style:font-name="Liberation Serif" officeooo:rsid="000a8bf1" officeooo:paragraph-rsid="000a8bf1"/>
    </style:style>
    <style:style style:name="P8" style:family="paragraph" style:parent-style-name="Table_20_Contents">
      <style:text-properties style:font-name="Liberation Mono" officeooo:rsid="000a8bf1" officeooo:paragraph-rsid="000a8bf1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officeooo:rsid="000a8bf1" officeooo:paragraph-rsid="000a8bf1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rsid="000a8bf1" officeooo:paragraph-rsid="000a8bf1"/>
    </style:style>
    <style:style style:name="P11" style:family="paragraph" style:parent-style-name="Table_20_Contents">
      <style:text-properties style:font-name="Liberation Serif" officeooo:rsid="000a8bf1" officeooo:paragraph-rsid="000a8bf1"/>
    </style:style>
    <style:style style:name="P12" style:family="paragraph" style:parent-style-name="Standard">
      <style:paragraph-properties fo:text-align="start" style:justify-single-word="false"/>
      <style:text-properties style:font-name="Liberation Mono" officeooo:rsid="000a8bf1" officeooo:paragraph-rsid="000a8bf1"/>
    </style:style>
    <style:style style:name="P13" style:family="paragraph" style:parent-style-name="Standard">
      <style:text-properties style:font-name="Liberation Mono" officeooo:rsid="000a8bf1" officeooo:paragraph-rsid="001178a2"/>
    </style:style>
    <style:style style:name="P14" style:family="paragraph" style:parent-style-name="Standard">
      <style:text-properties style:font-name="Liberation Mono" officeooo:rsid="0007a5d5" officeooo:paragraph-rsid="001178a2"/>
    </style:style>
    <style:style style:name="P1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a8bf1" officeooo:paragraph-rsid="001178a2" style:font-weight-asian="normal" style:font-weight-complex="normal"/>
    </style:style>
    <style:style style:name="P16" style:family="paragraph" style:parent-style-name="Standard">
      <style:text-properties style:font-name="Liberation Serif" style:text-underline-style="solid" style:text-underline-width="auto" style:text-underline-color="font-color" officeooo:rsid="000a8bf1" officeooo:paragraph-rsid="001178a2"/>
    </style:style>
    <style:style style:name="P17" style:family="paragraph" style:parent-style-name="Standard">
      <style:text-properties style:font-name="Liberation Serif" style:text-underline-style="none" officeooo:rsid="000878c9" officeooo:paragraph-rsid="001178a2"/>
    </style:style>
    <style:style style:name="P18" style:family="paragraph" style:parent-style-name="Standard">
      <style:text-properties style:font-name="Liberation Serif" style:text-underline-style="none" officeooo:rsid="000a8bf1" officeooo:paragraph-rsid="001178a2"/>
    </style:style>
    <style:style style:name="P19" style:family="paragraph" style:parent-style-name="Standard">
      <style:text-properties style:font-name="Liberation Serif" officeooo:rsid="000a8bf1" officeooo:paragraph-rsid="001178a2"/>
    </style:style>
    <style:style style:name="P20" style:family="paragraph" style:parent-style-name="Standard">
      <style:paragraph-properties fo:text-align="center" style:justify-single-word="false" fo:break-before="column"/>
      <style:text-properties style:font-name="Liberation Serif" style:text-underline-style="solid" style:text-underline-width="auto" style:text-underline-color="font-color" fo:font-weight="bold" officeooo:rsid="000a8bf1" officeooo:paragraph-rsid="001178a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0a8bf1" officeooo:paragraph-rsid="001178a2"/>
    </style:style>
    <style:style style:name="P22" style:family="paragraph" style:parent-style-name="Table_20_Contents">
      <style:text-properties style:font-name="Liberation Serif" officeooo:rsid="000a8bf1" officeooo:paragraph-rsid="001178a2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officeooo:rsid="000a8bf1" officeooo:paragraph-rsid="001178a2"/>
    </style:style>
    <style:style style:name="P24" style:family="paragraph" style:parent-style-name="Table_20_Contents">
      <style:text-properties style:font-name="Liberation Mono" officeooo:rsid="000a8bf1" officeooo:paragraph-rsid="001178a2"/>
    </style:style>
    <style:style style:name="T1" style:family="text">
      <style:text-properties style:font-name="Liberation Mono"/>
    </style:style>
    <style:style style:name="T2" style:family="text">
      <style:text-properties officeooo:rsid="000c3dae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iberation Mono"/>
    </style:style>
    <style:style style:name="T5" style:family="text">
      <style:text-properties style:font-name="Liberation Mono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nctions en Python</text:p>
      <text:p text:style-name="P3"/>
      <text:p text:style-name="P3">Types simples déjà rencontrés en Python</text:p>
      <text:p text:style-name="P5"/>
      <text:p text:style-name="P6">Nous avons manipulé en seconde des valeurs, qui étaient de type :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type</text:p>
          </table:table-cell>
          <table:table-cell table:style-name="Tableau1.A1" office:value-type="string">
            <text:p text:style-name="P10">détails</text:p>
          </table:table-cell>
          <table:table-cell table:style-name="Tableau1.C1" office:value-type="string">
            <text:p text:style-name="P10">exemples</text:p>
          </table:table-cell>
        </table:table-row>
        <table:table-row>
          <table:table-cell table:style-name="Tableau1.A2" office:value-type="string">
            <text:p text:style-name="P8">int</text:p>
          </table:table-cell>
          <table:table-cell table:style-name="Tableau1.A2" office:value-type="string">
            <text:p text:style-name="P11">nombre entier (integer)</text:p>
          </table:table-cell>
          <table:table-cell table:style-name="Tableau1.C2" office:value-type="string">
            <text:p text:style-name="P9">1 <text:s text:c="2"/>10 <text:s text:c="2"/>0 <text:s text:c="2"/>-27</text:p>
          </table:table-cell>
        </table:table-row>
        <table:table-row>
          <table:table-cell table:style-name="Tableau1.A2" office:value-type="string">
            <text:p text:style-name="P8">float</text:p>
          </table:table-cell>
          <table:table-cell table:style-name="Tableau1.A2" office:value-type="string">
            <text:p text:style-name="P11">nbre en virgule flottante</text:p>
          </table:table-cell>
          <table:table-cell table:style-name="Tableau1.C2" office:value-type="string">
            <text:p text:style-name="P9"><text:span text:style-name="T2">-</text:span>3.14 <text:s/><text:span text:style-name="T2">1.0</text:span> <text:s/>2.1</text:p>
          </table:table-cell>
        </table:table-row>
        <table:table-row>
          <table:table-cell table:style-name="Tableau1.A2" office:value-type="string">
            <text:p text:style-name="P8">bool</text:p>
          </table:table-cell>
          <table:table-cell table:style-name="Tableau1.A2" office:value-type="string">
            <text:p text:style-name="P11">booléen</text:p>
          </table:table-cell>
          <table:table-cell table:style-name="Tableau1.C2" office:value-type="string">
            <text:p text:style-name="P9">True <text:s text:c="2"/>False</text:p>
          </table:table-cell>
        </table:table-row>
        <table:table-row>
          <table:table-cell table:style-name="Tableau1.A2" office:value-type="string">
            <text:p text:style-name="P8">str</text:p>
          </table:table-cell>
          <table:table-cell table:style-name="Tableau1.A2" office:value-type="string">
            <text:p text:style-name="P11">chaine de caractères (string)</text:p>
          </table:table-cell>
          <table:table-cell table:style-name="Tableau1.C2" office:value-type="string">
            <text:p text:style-name="P9">"coucou"</text:p>
          </table:table-cell>
        </table:table-row>
      </table:table>
      <text:p text:style-name="P1"/>
      <text:p text:style-name="P7">Remarques sur les chaines de caractères :</text:p>
      <text:p text:style-name="P7">l’opérateur + entre deux str effectue une concaténation,</text:p>
      <text:p text:style-name="P7">l’opérateur * entre un int et un str effectue une concaténation répétée.</text:p>
      <text:p text:style-name="P7"/>
      <text:p text:style-name="P3">Autres éléments prédéfinis en Python</text:p>
      <text:p text:style-name="P7"/>
      <text:p text:style-name="P7">Dans un programme, nous avons utilisé <text:span text:style-name="T5">print</text:span>, <text:span text:style-name="T5">int</text:span>, <text:span text:style-name="T5">hex</text:span>, <text:span text:style-name="T5">bin</text:span> et <text:span text:style-name="T5">input</text:span> en leur mettant des parenthèses à la suite, par exemple : <text:span text:style-name="T1">print("coucou")</text:span>.</text:p>
      <text:p text:style-name="P7"/>
      <text:p text:style-name="P7">Nous dirons que nous avons « appelé la fonction print ».</text:p>
      <text:p text:style-name="P7">Les parenthèses peuvent parfois être vides ou contenir plusieurs valeurs, il faut les séparer par une virgule.</text:p>
      <text:p text:style-name="P7">Attention, toutes les valeurs de Python ne sont pas appelables !</text:p>
      <text:p text:style-name="P7"/>
      <text:p text:style-name="P3">Définir ses propres fonctions en Python</text:p>
      <text:p text:style-name="P7"/>
      <text:p text:style-name="P2"># nous aurons l’occasion d’améliorer ce programme</text:p>
      <text:p text:style-name="P2">def conversion_hexa_vers_decimal():</text:p>
      <text:p text:style-name="P2"><text:s text:c="4"/>print("tapez un nombre, puis Entrée")</text:p>
      <text:p text:style-name="P2"><text:s text:c="4"/>texte = input()</text:p>
      <text:p text:style-name="P2"><text:s text:c="4"/>decimal = int(texte, 16)</text:p>
      <text:p text:style-name="P2"><text:s text:c="4"/>print(decimal)</text:p>
      <text:p text:style-name="P2"/>
      <text:p text:style-name="P12">conversion_hexa_vers_decimal()</text:p>
      <text:p text:style-name="P20">Fonctions en Python</text:p>
      <text:p text:style-name="P16"/>
      <text:p text:style-name="P16">Types simples déjà rencontrés en Python</text:p>
      <text:p text:style-name="P17"/>
      <text:p text:style-name="P18">Nous avons manipulé en seconde des valeurs, qui étaient de type :</text:p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1">type</text:p>
          </table:table-cell>
          <table:table-cell table:style-name="Tableau2.A1" office:value-type="string">
            <text:p text:style-name="P21">détails</text:p>
          </table:table-cell>
          <table:table-cell table:style-name="Tableau2.C1" office:value-type="string">
            <text:p text:style-name="P21">exemples</text:p>
          </table:table-cell>
        </table:table-row>
        <table:table-row>
          <table:table-cell table:style-name="Tableau2.A2" office:value-type="string">
            <text:p text:style-name="P24">int</text:p>
          </table:table-cell>
          <table:table-cell table:style-name="Tableau2.A2" office:value-type="string">
            <text:p text:style-name="P22">nombre entier (integer)</text:p>
          </table:table-cell>
          <table:table-cell table:style-name="Tableau2.C2" office:value-type="string">
            <text:p text:style-name="P23">1 <text:s text:c="2"/>10 <text:s text:c="2"/>0 <text:s text:c="2"/>-27</text:p>
          </table:table-cell>
        </table:table-row>
        <table:table-row>
          <table:table-cell table:style-name="Tableau2.A2" office:value-type="string">
            <text:p text:style-name="P24">float</text:p>
          </table:table-cell>
          <table:table-cell table:style-name="Tableau2.A2" office:value-type="string">
            <text:p text:style-name="P22">nbre en virgule flottante</text:p>
          </table:table-cell>
          <table:table-cell table:style-name="Tableau2.C2" office:value-type="string">
            <text:p text:style-name="P23"><text:span text:style-name="T2">-</text:span>3.14 <text:s/><text:span text:style-name="T2">1.0</text:span> <text:s/>2.1</text:p>
          </table:table-cell>
        </table:table-row>
        <table:table-row>
          <table:table-cell table:style-name="Tableau2.A2" office:value-type="string">
            <text:p text:style-name="P24">bool</text:p>
          </table:table-cell>
          <table:table-cell table:style-name="Tableau2.A2" office:value-type="string">
            <text:p text:style-name="P22">booléen</text:p>
          </table:table-cell>
          <table:table-cell table:style-name="Tableau2.C2" office:value-type="string">
            <text:p text:style-name="P23">True <text:s text:c="2"/>False</text:p>
          </table:table-cell>
        </table:table-row>
        <table:table-row>
          <table:table-cell table:style-name="Tableau2.A2" office:value-type="string">
            <text:p text:style-name="P24">str</text:p>
          </table:table-cell>
          <table:table-cell table:style-name="Tableau2.A2" office:value-type="string">
            <text:p text:style-name="P22">chaine de caractères (string)</text:p>
          </table:table-cell>
          <table:table-cell table:style-name="Tableau2.C2" office:value-type="string">
            <text:p text:style-name="P23">"coucou"</text:p>
          </table:table-cell>
        </table:table-row>
      </table:table>
      <text:p text:style-name="P14"/>
      <text:p text:style-name="P19">Remarques sur les chaines de caractères :</text:p>
      <text:p text:style-name="P19">l’opérateur + entre deux str effectue une concaténation,</text:p>
      <text:p text:style-name="P19">l’opérateur * entre un int et un str effectue une concaténation répétée.</text:p>
      <text:p text:style-name="P19"/>
      <text:p text:style-name="P16">Autres éléments prédéfinis en Python</text:p>
      <text:p text:style-name="P19"/>
      <text:p text:style-name="P19">Dans un programme, nous avons utilisé <text:span text:style-name="T5">print</text:span>, <text:span text:style-name="T5">int</text:span>, <text:span text:style-name="T5">hex</text:span>, <text:span text:style-name="T5">bin</text:span> et <text:span text:style-name="T5">input</text:span> en leur mettant des parenthèses à la suite, par exemple : <text:span text:style-name="T1">print("coucou")</text:span>.</text:p>
      <text:p text:style-name="P19"/>
      <text:p text:style-name="P19">Nous dirons que nous avons « appelé la fonction print ».</text:p>
      <text:p text:style-name="P19">Les parenthèses peuvent parfois être vides ou contenir plusieurs valeurs, il faut les séparer par une virgule.</text:p>
      <text:p text:style-name="P19">Attention, toutes les valeurs de Python ne sont pas appelables !</text:p>
      <text:p text:style-name="P19"/>
      <text:p text:style-name="P16">Définir ses propres fonctions en Python</text:p>
      <text:p text:style-name="P19"/>
      <text:p text:style-name="P13"># nous aurons l’occasion d’améliorer ce programme</text:p>
      <text:p text:style-name="P13">def conversion_hexa_vers_decimal():</text:p>
      <text:p text:style-name="P13"><text:s text:c="4"/>print("tapez un nombre, puis Entrée")</text:p>
      <text:p text:style-name="P13"><text:s text:c="4"/>texte = input()</text:p>
      <text:p text:style-name="P13"><text:s text:c="4"/>decimal = int(texte, 16)</text:p>
      <text:p text:style-name="P13"><text:s text:c="4"/>print(decimal)</text:p>
      <text:p text:style-name="P13"/>
      <text:p text:style-name="P15">conversion_hexa_vers_decimal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2-09-08T10:16:43.317949937</meta:creation-date>
    <dc:date>2024-11-01T22:05:12.655033830</dc:date>
    <meta:editing-duration>PT1H6M7S</meta:editing-duration>
    <meta:editing-cycles>7</meta:editing-cycles>
    <meta:generator>LibreOffice/6.0.7.3$Linux_X86_64 LibreOffice_project/00m0$Build-3</meta:generator>
    <dc:creator>Christophe Gragnic</dc:creator>
    <meta:document-statistic meta:table-count="2" meta:image-count="0" meta:object-count="0" meta:page-count="1" meta:paragraph-count="68" meta:word-count="348" meta:character-count="2256" meta:non-whitespace-character-count="1924"/>
  </office:meta>
</office:document-meta>
</file>